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972b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7acf5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efa50" style:font-style-asian="normal" style:font-style-complex="normal"/>
    </style:style>
    <style:style style:name="T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7acf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972bf" style:font-size-asian="12pt" style:font-weight-asian="bold" style:font-size-complex="12pt" style:font-weight-complex="bold"/>
    </style:style>
    <style:style style:name="T13" style:family="text">
      <style:text-properties officeooo:rsid="0057acf5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b5208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972bf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7acf5" style:font-size-asian="12pt" style:font-weight-asian="bold" style:font-size-complex="12pt" style:font-weight-complex="bold"/>
    </style:style>
    <style:style style:name="T23" style:family="text">
      <style:text-properties officeooo:rsid="005b52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4">5</text:span><text:span text:style-name="T15">0</text:span><text:span text:style-name="T16">5</text:span><text:span text:style-name="T17"> - </text:span><text:span text:style-name="T18">A/G </text:span><text:span text:style-name="T19">- </text:span><text:span text:style-name="T20">JDAM, </text:span><text:span text:style-name="T21">LJDAM, </text:span><text:span text:style-name="T22">CBU-105</text:span></text:p>
      <text:p text:style-name="P1"/>
      <text:p text:style-name="P3"><text:span text:style-name="T1">Master Arm</text:span> ... <text:span text:style-name="T1">ON</text:span></text:p>
      <text:p text:style-name="P3"><text:span text:style-name="T1">Master Mode</text:span> ... <text:span text:style-name="T1">A/G</text:span></text:p>
      <text:p text:style-name="P4"/>
      <text:p text:style-name="P2"><text:span text:style-name="T13">GBU-38 </text:span><text:span text:style-name="T2">J</text:span>DAM<text:span text:style-name="T13"> with TPOD -- TODO</text:span></text:p>
      <text:list xml:id="list4226752947" text:style-name="L1">
        <text:list-item>
          <text:p text:style-name="P7"><text:span text:style-name="T4">S</text:span><text:span text:style-name="T3">et up bombs as you would for CCRP.</text:span></text:p>
        </text:list-item>
        <text:list-item>
          <text:p text:style-name="P8">Designate target with TGP and set SPI to target location (Gray Reset Hat forward long).</text:p>
        </text:list-item>
        <text:list-item>
          <text:p text:style-name="P10">Range DLZ should show on left side of HUD.</text:p>
        </text:list-item>
        <text:list-item>
          <text:p text:style-name="P10">When in range, press AND HOLD Red Button until the bomb drops.</text:p>
        </text:list-item>
      </text:list>
      <text:list xml:id="list2149808131" text:style-name="L2">
        <text:list-item>
          <text:list>
            <text:list-item>
              <text:p text:style-name="P11">If you don't hold the button down until the bomb drops, you'll get a red "IAM LAUNCH ABORTED" warning. <text:s/>Press TMS left (Gray Reset Hat left) to clear (clears all WCN warnings). <text:s/>Not sure if the weapon can be used afterwards or if it's just hung.</text:p>
            </text:list-item>
          </text:list>
        </text:list-item>
      </text:list>
      <text:p text:style-name="P5"/>
      <text:p text:style-name="P6">GBU-58 LJDAM with TPOD -- TODO</text:p>
      <text:list xml:id="list2119293264" text:style-name="L3">
        <text:list-item>
          <text:p text:style-name="P12">TODO</text:p>
        </text:list-item>
        <text:list-item>
          <text:p text:style-name="P12">Should be same as GBU-38, but should home on laser if you're lasing.</text:p>
        </text:list-item>
      </text:list>
      <text:p text:style-name="P5"/>
      <text:p text:style-name="P5">CBU-105 -- TODO</text:p>
      <text:list xml:id="list1350181779" text:style-name="L4">
        <text:list-item>
          <text:p text:style-name="P9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21:31.847000000</dc:date>
    <meta:editing-duration>PT13H11M25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43" meta:character-count="704" meta:non-whitespace-character-count="581"/>
  </office:meta>
</office:document-meta>
</file>